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ol1" style:master-page-name="MP0" style:family="paragraph">
      <style:paragraph-properties fo:break-before="page"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2" style:parent-style-name="Títol1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3" style:parent-style-name="Standard" style:family="paragraph">
      <style:paragraph-properties fo:text-align="justify"/>
      <style:text-properties fo:font-size="11pt" style:font-size-asian="11pt"/>
    </style:style>
    <style:style style:name="P4" style:parent-style-name="Standard" style:family="paragraph">
      <style:paragraph-properties fo:text-align="justify"/>
      <style:text-properties fo:font-size="11pt" style:font-size-asian="11pt"/>
    </style:style>
    <style:style style:name="P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/>
    </style:style>
    <style:style style:name="P2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1" style:parent-style-name="Standard" style:family="paragraph">
      <style:paragraph-properties fo:margin-left="0.5in" fo:text-indent="-0.25in">
        <style:tab-stops>
          <style:tab-stop style:type="left" style:position="0.5in"/>
        </style:tab-stops>
      </style:paragraph-properties>
      <style:text-properties fo:font-size="11pt" style:font-size-asian="11pt" fo:language="en" fo:country="US"/>
    </style:style>
    <style:style style:name="P32" style:parent-style-name="Standard" style:family="paragraph">
      <style:paragraph-properties>
        <style:tab-stops>
          <style:tab-stop style:type="left" style:position="-1in"/>
        </style:tab-stops>
      </style:paragraph-properties>
      <style:text-properties fo:font-size="11pt" style:font-size-asian="11pt"/>
    </style:style>
    <style:style style:name="P33" style:parent-style-name="Standard" style:family="paragraph">
      <style:paragraph-properties fo:text-align="justify">
        <style:tab-stops>
          <style:tab-stop style:type="left" style:position="-1.5in"/>
        </style:tab-stops>
      </style:paragraph-properties>
      <style:text-properties fo:font-size="11pt" style:font-size-asian="11pt"/>
    </style:style>
    <style:style style:name="P34" style:parent-style-name="Standard" style:family="paragraph">
      <style:paragraph-properties fo:text-align="justify">
        <style:tab-stops>
          <style:tab-stop style:type="left" style:position="-1in"/>
        </style:tab-stops>
      </style:paragraph-properties>
      <style:text-properties fo:font-size="11pt" style:font-size-asian="11pt"/>
    </style:style>
    <style:style style:name="P35" style:parent-style-name="Standard" style:family="paragraph">
      <style:paragraph-properties fo:text-align="justify"/>
      <style:text-properties fo:font-size="11pt" style:font-size-asian="11pt"/>
    </style:style>
    <style:style style:name="P36" style:parent-style-name="Standard" style:family="paragraph">
      <style:paragraph-properties fo:text-align="justify"/>
      <style:text-properties fo:font-size="11pt" style:font-size-asian="11pt"/>
    </style:style>
    <style:style style:name="P37" style:parent-style-name="Standard" style:family="paragraph">
      <style:paragraph-properties fo:text-align="justify"/>
      <style:text-properties fo:font-size="11pt" style:font-size-asian="11pt"/>
    </style:style>
    <style:style style:name="P38" style:parent-style-name="Standard" style:family="paragraph">
      <style:paragraph-properties fo:text-align="justify"/>
      <style:text-properties fo:font-size="11pt" style:font-size-asian="11pt"/>
    </style:style>
    <style:style style:name="P39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1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2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3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4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5" style:parent-style-name="Standard" style:family="paragraph">
      <style:text-properties fo:font-size="11pt" style:font-size-asian="11pt"/>
    </style:style>
    <style:style style:name="P4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 fo:hyphenate="true"/>
    </style:style>
    <style:style style:name="P4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48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fo:language="es" fo:country="ES" style:language-complex="ar" style:country-complex="SA"/>
    </style:style>
    <style:style style:name="T49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0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 fo:hyphenate="true"/>
    </style:style>
    <style:style style:name="P51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5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3" style:parent-style-name="Standard" style:family="paragraph">
      <style:paragraph-properties fo:background-color="#FFFFFF"/>
      <style:text-properties style:font-name="DejaVu Sans Mono" fo:font-size="9pt" style:font-size-asian="9pt" fo:language="en" fo:country="US"/>
    </style:style>
    <style:style style:name="P54" style:parent-style-name="Textbodyindent" style:family="paragraph"/>
    <style:style style:name="P55" style:parent-style-name="Textbodyindent" style:family="paragraph"/>
    <style:style style:name="P56" style:parent-style-name="Textbodyindent" style:family="paragraph"/>
    <style:style style:name="P57" style:parent-style-name="Textbodyindent" style:family="paragraph">
      <style:paragraph-properties fo:margin-left="0.5in" fo:text-indent="0in">
        <style:tab-stops/>
      </style:paragraph-properties>
    </style:style>
    <style:style style:name="P58" style:parent-style-name="Textbodyindent" style:family="paragraph">
      <style:paragraph-properties fo:margin-left="0.5in" fo:text-indent="-0.25in">
        <style:tab-stops>
          <style:tab-stop style:type="left" style:position="0.5in"/>
        </style:tab-stops>
      </style:paragraph-properties>
    </style:style>
    <style:style style:name="P5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" style:parent-style-name="Tipusdelletraperdefectedelparàgraf" style:family="text">
      <style:text-properties fo:color="#000000" fo:font-size="11pt" style:font-size-asian="11pt"/>
    </style:style>
    <style:style style:name="T61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2" style:parent-style-name="Tipusdelletraperdefectedelparàgraf" style:family="text">
      <style:text-properties fo:color="#000000" fo:font-size="11pt" style:font-size-asian="11pt"/>
    </style:style>
    <style:style style:name="T63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4" style:parent-style-name="Tipusdelletraperdefectedelparàgraf" style:family="text">
      <style:text-properties fo:color="#000000" fo:font-size="11pt" style:font-size-asian="11pt"/>
    </style:style>
    <style:style style:name="T65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6" style:parent-style-name="Tipusdelletraperdefectedelparàgraf" style:family="text">
      <style:text-properties fo:color="#000000" fo:font-size="11pt" style:font-size-asian="11pt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color="#000000" fo:font-size="11pt" style:font-size-asian="11pt"/>
    </style:style>
    <style:style style:name="P6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9" style:parent-style-name="Tipusdelletraperdefectedelparàgraf" style:family="text">
      <style:text-properties fo:color="#000000" fo:font-size="11pt" style:font-size-asian="11pt"/>
    </style:style>
    <style:style style:name="T70" style:parent-style-name="Tipusdelletraperdefectedelparàgraf" style:family="text">
      <style:text-properties fo:color="#000000" fo:font-size="11pt" style:font-size-asian="11pt"/>
    </style:style>
  </office:automatic-styles>
  <office:body>
    <office:text text:use-soft-page-breaks="true">
      <text:h text:style-name="P1" text:outline-level="1"/>
      <text:h text:style-name="P2" text:outline-level="1">Técnicas Avanzadas de Programación. <text:s/>2Q 2019.</text:h>
      <text:p text:style-name="P3"/>
      <text:p text:style-name="P4">1. Dado el siguiente código en Java:</text:p>
      <text:p text:style-name="P5">interface A { public void a();}</text:p>
      <text:p text:style-name="P6">interface B {public void b(); }</text:p>
      <text:p text:style-name="P7">interface C {public void c(); }</text:p>
      <text:p text:style-name="P8">class D implements A,B{</text:p>
      <text:p text:style-name="P9">public void a(){System.out.println(“BBAA”);}</text:p>
      <text:p text:style-name="P10">public void b(){System.out.println(“BBBB”); }</text:p>
      <text:p text:style-name="P11">public void d(){System.out.println(“DDEE”); }</text:p>
      <text:p text:style-name="P12">}</text:p>
      <text:p text:style-name="P13">class E extends D implements C {</text:p>
      <text:p text:style-name="P14">public void c(){System.out.println(“CCC”);</text:p>
      <text:p text:style-name="P15">public void e(){System.out.println(“EEEE”);</text:p>
      <text:p text:style-name="P16">public void a(){System.out.println(“EEAA”);}</text:p>
      <text:p text:style-name="P17">}</text:p>
      <text:p text:style-name="P18">1<text:s/><text:tab/>A a = new E();</text:p>
      <text:p text:style-name="P19">2<text:s/><text:tab/>C c = new E();</text:p>
      <text:p text:style-name="P20">3<text:s/><text:tab/>B b = c;</text:p>
      <text:p text:style-name="P21">4<text:s/><text:tab/>c.c();</text:p>
      <text:p text:style-name="P22">5<text:s/><text:tab/>c.e();</text:p>
      <text:p text:style-name="P23">6<text:s/><text:tab/>E e = new E();</text:p>
      <text:p text:style-name="P24">7<text:s/><text:tab/>e.b()</text:p>
      <text:p text:style-name="P25">8<text:s/><text:tab/>D list[] = new D[3];</text:p>
      <text:p text:style-name="P26">9<text:s/><text:tab/>list[0] = e;</text:p>
      <text:p text:style-name="P27">10<text:tab/>list[1] = a;</text:p>
      <text:p text:style-name="P28">11<text:tab/>list[2] = c;</text:p>
      <text:p text:style-name="P29">12<text:tab/>for (D<text:s/>elem:list)</text:p>
      <text:p text:style-name="P30">13<text:s/><text:tab/><text:tab/>elem.d()</text:p>
      <text:p text:style-name="P31"/>
      <text:list text:style-name="WW8Num3">
        <text:list-item text:start-value="1">
          <text:p text:style-name="P32">Señala los números de línea con <text:s/>errores en tiempo de compilación y ejecución.</text:p>
        </text:list-item>
        <text:list-item>
          <text:p text:style-name="P33">Cambia la linea 8 por una lista de Objects y muestra los cambios en el código. Señala los números de línea con <text:s/>errores en tiempo de compilación y ejecución (a partir de la línea 8).</text:p>
        </text:list-item>
        <text:list-item>
          <text:p text:style-name="P34">Señala los números de línea con errores en tiempo de compilación y ejecución si el lenguaje fuera tipado dinámico.</text:p>
        </text:list-item>
      </text:list>
      <text:p text:style-name="P35"/>
      <text:p text:style-name="P36"/>
      <text:p text:style-name="P37"/>
      <text:p text:style-name="P38">2. Responde a las siguientes preguntas:</text:p>
      <text:p text:style-name="P39">a) <text:s/>¿Tiene sentido el polimorfismo paramétrico en un lenguaje<text:s/>tipado dinámico ? ¿Por qué ?</text:p>
      <text:p text:style-name="P40">b) <text:s text:c="2"/>Explica el Fragile Base Class problem. ¿ Cual es la solución en Java a este problema ?</text:p>
      <text:p text:style-name="P41">c) <text:s/>Explica en qué consiste la Cyclomatic complexity..</text:p>
      <text:p text:style-name="P42">d) <text:s/>Explica el concepto de metaclase con un ejemplo en Java.</text:p>
      <text:p text:style-name="P43"/>
      <text:p text:style-name="P44"/>
      <text:p text:style-name="P45">3.<text:s/>Dado el siguiente código:</text:p>
      <text:p text:style-name="P46">def aprobado[T](l1:List[T], l2:List[T], f:((T, T) =&gt; T), default:T):T = l1 match{</text:p>
      <text:p text:style-name="P47"><text:span text:style-name="T48"><text:s text:c="6"/></text:span><text:span text:style-name="T49">case Nil =&gt; default</text:span></text:p>
      <text:p text:style-name="P50"><text:s text:c="6"/>case x::xs =&gt; f(f(x, l2.head), aprobado(xs, l2.tail, f, default))</text:p>
      <text:p text:style-name="P51"><text:span text:style-name="T52"><text:s text:c="2"/></text:span></text:p>
      <text:p text:style-name="P53"/>
      <text:list text:style-name="WW8Num2">
        <text:list-item text:start-value="1">
          <text:p text:style-name="P54">Muestra la salida de la función con unos parámetros escogidos.<text:s/>Explica que hace esta función y muestra ejemplos con al menos dos tipos diferentes.</text:p>
        </text:list-item>
        <text:list-item>
          <text:p text:style-name="P55"><text:s/>Justifica <text:s/>si es de alto orden y pon un ejemplo de <text:s/>parametrización parcial.</text:p>
        </text:list-item>
        <text:list-item>
          <text:p text:style-name="P56">Di que tipo de recursividad tiene e implementa el otro tipo.</text:p>
        </text:list-item>
      </text:list>
      <text:p text:style-name="P57"/>
      <text:p text:style-name="P58"/>
      <text:p text:style-name="P59"><text:span text:style-name="T60">Puntuación: <text:s/></text:span><text:span text:style-name="T61">1</text:span><text:span text:style-name="T62">. 3 <text:s/></text:span><text:span text:style-name="T63">2.</text:span><text:span text:style-name="T64"><text:s/>4 <text:s/></text:span><text:span text:style-name="T65">3.</text:span><text:span text:style-name="T66"><text:s/>3 <text:s text:c="3"/></text:span></text:p>
      <text:p text:style-name="P67">Tiempo: 2 horas</text:p>
      <text:p text:style-name="P68"><text:span text:style-name="T69">Entrevistas + Revisión de<text:s/></text:span><text:span text:style-name="T70">Examen: <text:s/>Ver Moodle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ol1" style:display-name="Títol 1" style:family="paragraph" style:parent-style-name="Standard" style:next-style-name="Standard" style:default-outline-level="1">
      <style:paragraph-properties fo:keep-with-next="always"/>
      <style:text-properties style:font-size-complex="10pt" fo:hyphenate="false"/>
    </style:style>
    <style:style style:name="Normal" style:display-name="Normal" style:family="paragraph">
      <style:text-properties fo:hyphenate="false"/>
    </style:style>
    <style:style style:name="Tipusdelletraperdefectedelparàgraf" style:display-name="Tipus de lletra per defecte del paràgraf" style:family="text"/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lista" style:display-name="Llista" style:family="paragraph" style:parent-style-name="Textbody">
      <style:text-properties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fo:hyphenate="false"/>
    </style:style>
    <style:style style:name="Textoindependiente2" style:display-name="Texto independiente 2" style:family="paragraph" style:parent-style-name="Standard">
      <style:text-properties fo:font-size="11pt" style:font-size-asian="11pt" style:font-size-complex="10pt" fo:hyphenate="false"/>
    </style:style>
    <style:style style:name="Textbodyindent" style:display-name="Text body indent" style:family="paragraph" style:parent-style-name="Standard">
      <style:paragraph-properties fo:text-indent="0.4916in"/>
      <style:text-properties fo:font-size="11pt" style:font-size-asian="11pt" fo:hyphenate="false"/>
    </style:style>
    <style:style style:name="HTMLconformatoprevio" style:display-name="HTML con formato previo" style:family="paragraph" style:parent-style-name="Standard">
      <style:paragraph-properties fo:background-color="#FFFFC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Textonoproporcional" style:display-name="Texto no proporcional" style:family="text">
      <style:text-properties style:font-name="DejaVu Sans Mono" style:font-name-asian="DejaVu Sans Mono" style:font-name-complex="DejaVu Sans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4916in" text:min-label-width="0.6562in" text:list-level-position-and-space-mode="label-alignment">
          <style:list-level-label-alignment text:label-followed-by="listtab" fo:margin-left="1.1479in" fo:text-indent="-0.6562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798in" fo:margin-left="0.9798in" fo:margin-bottom="1.1798in" fo:margin-right="0.9798in" style:num-format="1" style:writing-mode="lr-tb">
        <style:columns fo:column-count="2">
          <style:column style:rel-width="6509*" fo:start-indent="0in" fo:end-indent="0.25in"/>
          <style:column style:rel-width="6509*" fo:start-indent="0.2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amen de Lenguajes de Programación</dc:title>
    <meta:initial-creator>pedro</meta:initial-creator>
    <dc:creator>Pedro Antonio García López</dc:creator>
    <meta:creation-date>2008-01-21T10:21:00Z</meta:creation-date>
    <dc:date>2019-01-29T11:10:00Z</dc:date>
    <meta:print-date>2016-01-11T09:49:00Z</meta:print-date>
    <meta:template xlink:href="Normal" xlink:type="simple"/>
    <meta:editing-cycles>47</meta:editing-cycles>
    <meta:editing-duration>PT7074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12" meta:character-count="2030" meta:row-count="14" meta:non-whitespace-character-count="1722"/>
  </office:meta>
</office:document-meta>
</file>